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02" calcext:value-type="float">
            <text:p>702</text:p>
          </table:table-cell>
          <table:table-cell table:style-name="ce7" table:formula="of:=COUNTIF([.B7:.B999];&quot;X&quot;)" office:value-type="float" office:value="594" calcext:value-type="float">
            <text:p>594</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43" calcext:value-type="float">
            <text:p>74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3" table:number-rows-repeated="25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14">00/00/0000</text:date>, <text:time style:data-style-name="N2" text:time-value="22:22:53.60547105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14T22:25:02.037863628</dc:date>
    <meta:editing-duration>PT19H25M19S</meta:editing-duration>
    <meta:editing-cycles>688</meta:editing-cycles>
    <meta:document-statistic meta:table-count="1" meta:cell-count="4216" meta:object-count="0"/>
  </office:meta>
</office:document-meta>
</file>